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B000002CB000003C3A14F1105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8cm" draw:marker-end-width="0.358cm" draw:fill="none" draw:fill-color="#000000" draw:textarea-horizontal-align="justify" draw:textarea-vertical-align="middle" draw:auto-grow-height="false" fo:min-height="0.385cm" fo:min-width="0.262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Small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7cm"/>
    </style:style>
    <style:style style:name="gr10" style:family="graphic" style:parent-style-name="standard">
      <style:graphic-properties svg:stroke-width="0.106cm" svg:stroke-color="#999999" draw:marker-start-width="0.358cm" draw:marker-end-width="0.358cm" draw:fill="none" draw:fill-color="#000000" draw:textarea-horizontal-align="justify" draw:textarea-vertical-align="middle" draw:auto-grow-height="false" fo:min-height="0.281cm" fo:min-width="0.158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style:font-name="DejaVu Sans Ligh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0000" style:font-name="Liberation Mon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3.159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635cm" svg:x="10.779cm" svg:y="2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2.651cm" svg:x2="3.54cm" svg:y2="18.526cm">
          <text:p/>
        </draw:line>
        <draw:line draw:style-name="gr2" draw:text-style-name="P2" draw:layer="layout" svg:x1="11.14cm" svg:y1="2.652cm" svg:x2="11.14cm" svg:y2="18.527cm">
          <text:p/>
        </draw:line>
        <draw:line draw:style-name="gr3" draw:text-style-name="P2" draw:layer="layout" svg:x1="3.54cm" svg:y1="3.64cm" svg:x2="11.16cm" svg:y2="4.91cm">
          <text:p text:style-name="P3">A, 0</text:p>
        </draw:line>
        <draw:line draw:style-name="gr4" draw:text-style-name="P2" draw:layer="layout" svg:x1="3.54cm" svg:y1="6.18cm" svg:x2="11.16cm" svg:y2="4.91cm">
          <text:p text:style-name="P3">ACK 0</text:p>
        </draw:line>
        <draw:line draw:style-name="gr3" draw:text-style-name="P2" draw:layer="layout" svg:x1="3.54cm" svg:y1="9.946cm" svg:x2="11.16cm" svg:y2="11.216cm">
          <text:p text:style-name="P3">B, 1</text:p>
        </draw:line>
        <draw:line draw:style-name="gr4" draw:text-style-name="P2" draw:layer="layout" svg:x1="3.54cm" svg:y1="12.486cm" svg:x2="11.16cm" svg:y2="11.216cm">
          <text:p text:style-name="P3">ACK 1</text:p>
        </draw:line>
        <draw:line draw:style-name="gr3" draw:text-style-name="P2" draw:layer="layout" svg:x1="3.54cm" svg:y1="13.652cm" svg:x2="11.16cm" svg:y2="14.922cm">
          <text:p text:style-name="P3">C, 0</text:p>
        </draw:line>
        <draw:line draw:style-name="gr4" draw:text-style-name="P2" draw:layer="layout" svg:x1="3.54cm" svg:y1="16.192cm" svg:x2="11.16cm" svg:y2="14.922cm">
          <text:p text:style-name="P3">ACK 0</text:p>
        </draw:line>
        <draw:frame draw:style-name="gr5" draw:text-style-name="P4" draw:layer="layout" svg:width="0.925cm" svg:height="0.962cm" svg:x="2.27cm" svg:y="3.24cm">
          <draw:text-box>
            <text:p>A</text:p>
          </draw:text-box>
        </draw:frame>
        <draw:frame draw:style-name="gr5" draw:text-style-name="P4" draw:layer="layout" svg:width="0.925cm" svg:height="0.962cm" svg:x="2.271cm" svg:y="9.44cm">
          <draw:text-box>
            <text:p>B</text:p>
          </draw:text-box>
        </draw:frame>
        <draw:frame draw:style-name="gr6" draw:text-style-name="P4" draw:layer="layout" svg:width="0.959cm" svg:height="0.962cm" svg:x="2.272cm" svg:y="13.04cm">
          <draw:text-box>
            <text:p>C</text:p>
          </draw:text-box>
        </draw:frame>
        <draw:frame draw:style-name="gr5" draw:text-style-name="P4" draw:layer="layout" svg:width="0.925cm" svg:height="0.962cm" svg:x="11.371cm" svg:y="4.54cm">
          <draw:text-box>
            <text:p>A</text:p>
          </draw:text-box>
        </draw:frame>
        <draw:frame draw:style-name="gr5" draw:text-style-name="P4" draw:layer="layout" svg:width="0.925cm" svg:height="0.962cm" svg:x="11.372cm" svg:y="10.74cm">
          <draw:text-box>
            <text:p>B</text:p>
          </draw:text-box>
        </draw:frame>
        <draw:frame draw:style-name="gr6" draw:text-style-name="P4" draw:layer="layout" svg:width="0.959cm" svg:height="0.962cm" svg:x="11.373cm" svg:y="14.34cm">
          <draw:text-box>
            <text:p>C</text:p>
          </draw:text-box>
        </draw:frame>
        <draw:custom-shape draw:style-name="gr1" draw:text-style-name="P1" draw:layer="layout" svg:width="0.762cm" svg:height="0.635cm" svg:x="17.159cm" svg:y="2.0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635cm" svg:x="24.779cm" svg:y="2.0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4cm" svg:y1="2.677cm" svg:x2="17.54cm" svg:y2="18.552cm">
          <text:p/>
        </draw:line>
        <draw:line draw:style-name="gr2" draw:text-style-name="P2" draw:layer="layout" svg:x1="25.14cm" svg:y1="2.678cm" svg:x2="25.14cm" svg:y2="18.553cm">
          <text:p/>
        </draw:line>
        <draw:line draw:style-name="gr3" draw:text-style-name="P2" draw:layer="layout" svg:x1="17.54cm" svg:y1="3.666cm" svg:x2="25.16cm" svg:y2="4.936cm">
          <text:p text:style-name="P3">A, 0</text:p>
        </draw:line>
        <draw:line draw:style-name="gr4" draw:text-style-name="P2" draw:layer="layout" svg:x1="17.607cm" svg:y1="8.747cm" svg:x2="25.16cm" svg:y2="4.936cm">
          <text:p text:style-name="P3">ACK 0</text:p>
        </draw:line>
        <draw:line draw:style-name="gr3" draw:text-style-name="P2" draw:layer="layout" svg:x1="17.54cm" svg:y1="11.372cm" svg:x2="25.16cm" svg:y2="12.642cm">
          <text:p text:style-name="P3">B, 1</text:p>
        </draw:line>
        <draw:line draw:style-name="gr4" draw:text-style-name="P2" draw:layer="layout" svg:x1="17.54cm" svg:y1="13.912cm" svg:x2="25.16cm" svg:y2="12.642cm">
          <text:p text:style-name="P3">ACK 1</text:p>
        </draw:line>
        <draw:line draw:style-name="gr3" draw:text-style-name="P2" draw:layer="layout" svg:x1="17.54cm" svg:y1="14.178cm" svg:x2="25.13cm" svg:y2="15.859cm">
          <text:p text:style-name="P3">C, 0</text:p>
        </draw:line>
        <draw:frame draw:style-name="gr5" draw:text-style-name="P4" draw:layer="layout" svg:width="0.925cm" svg:height="0.962cm" svg:x="16.27cm" svg:y="3.266cm">
          <draw:text-box>
            <text:p>A</text:p>
          </draw:text-box>
        </draw:frame>
        <draw:frame draw:style-name="gr5" draw:text-style-name="P4" draw:layer="layout" svg:width="0.925cm" svg:height="0.962cm" svg:x="16.271cm" svg:y="10.866cm">
          <draw:text-box>
            <text:p>B</text:p>
          </draw:text-box>
        </draw:frame>
        <draw:frame draw:style-name="gr6" draw:text-style-name="P4" draw:layer="layout" svg:width="0.959cm" svg:height="0.962cm" svg:x="16.272cm" svg:y="13.566cm">
          <draw:text-box>
            <text:p>C</text:p>
          </draw:text-box>
        </draw:frame>
        <draw:frame draw:style-name="gr5" draw:text-style-name="P4" draw:layer="layout" svg:width="0.925cm" svg:height="0.962cm" svg:x="25.371cm" svg:y="4.566cm">
          <draw:text-box>
            <text:p>A</text:p>
          </draw:text-box>
        </draw:frame>
        <draw:frame draw:style-name="gr5" draw:text-style-name="P4" draw:layer="layout" svg:width="0.925cm" svg:height="0.962cm" svg:x="25.372cm" svg:y="12.166cm">
          <draw:text-box>
            <text:p>B</text:p>
          </draw:text-box>
        </draw:frame>
        <draw:frame draw:style-name="gr7" draw:text-style-name="P4" draw:layer="layout" svg:width="3.313cm" svg:height="1.673cm" svg:x="25.373cm" svg:y="15.766cm">
          <draw:text-box>
            <text:p>Detecta</text:p>
            <text:p>duplicado</text:p>
          </draw:text-box>
        </draw:frame>
        <draw:line draw:style-name="gr3" draw:text-style-name="P2" draw:layer="layout" svg:x1="17.607cm" svg:y1="6.461cm" svg:x2="25.203cm" svg:y2="15.097cm">
          <text:p text:style-name="P3">A, 0</text:p>
        </draw:line>
        <draw:frame draw:style-name="gr5" draw:text-style-name="P4" draw:layer="layout" svg:width="0.925cm" svg:height="0.962cm" svg:x="25.372cm" svg:y="13.566cm">
          <draw:text-box>
            <text:p>A</text:p>
          </draw:text-box>
        </draw:frame>
        <draw:frame draw:style-name="gr8" draw:text-style-name="P5" draw:layer="layout" svg:width="1.353cm" svg:height="4.432cm" svg:x="16.591cm" svg:y="2.564cm">
          <draw:image xlink:href="Pictures/2000000B000002CB000003C3A14F1105.svm" xlink:type="simple" xlink:show="embed" xlink:actuate="onLoad">
            <text:p/>
          </draw:image>
        </draw:frame>
        <draw:frame draw:style-name="gr9" draw:text-style-name="P4" draw:layer="layout" svg:width="2.767cm" svg:height="0.962cm" svg:x="14.205cm" svg:y="4.429cm">
          <draw:text-box>
            <text:p>Timeout</text:p>
          </draw:text-box>
        </draw:frame>
        <draw:line draw:style-name="gr4" draw:text-style-name="P2" draw:layer="layout" svg:x1="17.44cm" svg:y1="16.298cm" svg:x2="25.06cm" svg:y2="15.028cm">
          <text:p text:style-name="P3">ACK 0</text:p>
        </draw:line>
      </draw:page>
      <draw:page draw:name="page2" draw:style-name="dp1" draw:master-page-name="Default">
        <draw:custom-shape draw:style-name="gr10" draw:text-style-name="P1" draw:layer="layout" svg:width="0.762cm" svg:height="0.635cm" svg:x="3.13cm" svg:y="1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635cm" svg:x="10.75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11cm" svg:y1="2.524cm" svg:x2="3.511cm" svg:y2="18.399cm">
          <text:p/>
        </draw:line>
        <draw:line draw:style-name="gr2" draw:text-style-name="P2" draw:layer="layout" svg:x1="11.111cm" svg:y1="2.525cm" svg:x2="11.111cm" svg:y2="18.4cm">
          <text:p/>
        </draw:line>
        <draw:line draw:style-name="gr3" draw:text-style-name="P2" draw:layer="layout" svg:x1="3.511cm" svg:y1="3.513cm" svg:x2="11.131cm" svg:y2="4.783cm">
          <text:p text:style-name="P3">A, 0</text:p>
        </draw:line>
        <draw:line draw:style-name="gr4" draw:text-style-name="P2" draw:layer="layout" svg:x1="3.511cm" svg:y1="6.053cm" svg:x2="11.131cm" svg:y2="4.783cm">
          <text:p text:style-name="P3">ACK 0</text:p>
        </draw:line>
        <draw:line draw:style-name="gr3" draw:text-style-name="P2" draw:layer="layout" svg:x1="3.511cm" svg:y1="9.819cm" svg:x2="11.131cm" svg:y2="11.089cm">
          <text:p text:style-name="P3">B, 1</text:p>
        </draw:line>
        <draw:line draw:style-name="gr4" draw:text-style-name="P2" draw:layer="layout" svg:x1="3.511cm" svg:y1="12.359cm" svg:x2="11.131cm" svg:y2="11.089cm">
          <text:p text:style-name="P3">ACK 1</text:p>
        </draw:line>
        <draw:line draw:style-name="gr3" draw:text-style-name="P2" draw:layer="layout" svg:x1="3.511cm" svg:y1="13.525cm" svg:x2="11.131cm" svg:y2="14.795cm">
          <text:p text:style-name="P3">C, 0</text:p>
        </draw:line>
        <draw:line draw:style-name="gr4" draw:text-style-name="P2" draw:layer="layout" svg:x1="3.511cm" svg:y1="16.065cm" svg:x2="11.131cm" svg:y2="14.795cm">
          <text:p text:style-name="P3">ACK 0</text:p>
        </draw:line>
        <draw:frame draw:style-name="gr5" draw:text-style-name="P4" draw:layer="layout" svg:width="0.925cm" svg:height="0.962cm" svg:x="2.241cm" svg:y="3.113cm">
          <draw:text-box>
            <text:p>A</text:p>
          </draw:text-box>
        </draw:frame>
        <draw:frame draw:style-name="gr5" draw:text-style-name="P4" draw:layer="layout" svg:width="0.925cm" svg:height="0.962cm" svg:x="2.242cm" svg:y="9.313cm">
          <draw:text-box>
            <text:p>B</text:p>
          </draw:text-box>
        </draw:frame>
        <draw:frame draw:style-name="gr6" draw:text-style-name="P4" draw:layer="layout" svg:width="0.959cm" svg:height="0.962cm" svg:x="2.243cm" svg:y="12.913cm">
          <draw:text-box>
            <text:p>C</text:p>
          </draw:text-box>
        </draw:frame>
        <draw:frame draw:style-name="gr5" draw:text-style-name="P4" draw:layer="layout" svg:width="0.925cm" svg:height="0.962cm" svg:x="11.342cm" svg:y="4.413cm">
          <draw:text-box>
            <text:p>A</text:p>
          </draw:text-box>
        </draw:frame>
        <draw:frame draw:style-name="gr5" draw:text-style-name="P4" draw:layer="layout" svg:width="0.925cm" svg:height="0.962cm" svg:x="11.343cm" svg:y="10.613cm">
          <draw:text-box>
            <text:p>B</text:p>
          </draw:text-box>
        </draw:frame>
        <draw:frame draw:style-name="gr6" draw:text-style-name="P4" draw:layer="layout" svg:width="0.959cm" svg:height="0.962cm" svg:x="11.344cm" svg:y="14.213cm">
          <draw:text-box>
            <text:p>C</text:p>
          </draw:text-box>
        </draw:frame>
        <draw:frame draw:style-name="gr8" draw:text-style-name="P5" draw:layer="layout" svg:width="1.353cm" svg:height="4.432cm" svg:x="17.992cm" svg:y="5.364cm">
          <draw:image xlink:href="Pictures/2000000B000002CB000003C3A14F1105.svm" xlink:type="simple" xlink:show="embed" xlink:actuate="onLoad">
            <text:p/>
          </draw:image>
        </draw:frame>
        <draw:custom-shape draw:style-name="gr10" draw:text-style-name="P1" draw:layer="layout" svg:width="0.762cm" svg:height="0.635cm" svg:x="18.573cm" svg:y="1.9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635cm" svg:x="26.193cm" svg:y="1.9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954cm" svg:y1="2.551cm" svg:x2="18.954cm" svg:y2="18.426cm">
          <text:p/>
        </draw:line>
        <draw:line draw:style-name="gr2" draw:text-style-name="P2" draw:layer="layout" svg:x1="26.554cm" svg:y1="2.552cm" svg:x2="26.554cm" svg:y2="18.427cm">
          <text:p/>
        </draw:line>
        <draw:line draw:style-name="gr3" draw:text-style-name="P2" draw:layer="layout" svg:x1="18.954cm" svg:y1="3.54cm" svg:x2="26.574cm" svg:y2="4.81cm">
          <text:p text:style-name="P3">A, 0</text:p>
        </draw:line>
        <draw:line draw:style-name="gr4" draw:text-style-name="P2" draw:layer="layout" svg:x1="18.954cm" svg:y1="6.08cm" svg:x2="26.574cm" svg:y2="4.81cm">
          <text:p text:style-name="P3">ACK 0</text:p>
        </draw:line>
        <draw:line draw:style-name="gr3" draw:text-style-name="P2" draw:layer="layout" svg:x1="18.983cm" svg:y1="6.361cm" svg:x2="23.301cm" svg:y2="7.631cm">
          <text:p text:style-name="P3">B, 1</text:p>
        </draw:line>
        <draw:line draw:style-name="gr4" draw:text-style-name="P2" draw:layer="layout" svg:x1="18.954cm" svg:y1="12.386cm" svg:x2="26.574cm" svg:y2="11.116cm">
          <text:p text:style-name="P3">ACK 1</text:p>
        </draw:line>
        <draw:line draw:style-name="gr3" draw:text-style-name="P2" draw:layer="layout" svg:x1="18.954cm" svg:y1="13.552cm" svg:x2="26.574cm" svg:y2="14.822cm">
          <text:p text:style-name="P3">C, 0</text:p>
        </draw:line>
        <draw:line draw:style-name="gr4" draw:text-style-name="P2" draw:layer="layout" svg:x1="18.954cm" svg:y1="16.092cm" svg:x2="26.574cm" svg:y2="14.822cm">
          <text:p text:style-name="P3">ACK 0</text:p>
        </draw:line>
        <draw:frame draw:style-name="gr5" draw:text-style-name="P4" draw:layer="layout" svg:width="0.925cm" svg:height="0.962cm" svg:x="17.684cm" svg:y="3.14cm">
          <draw:text-box>
            <text:p>A</text:p>
          </draw:text-box>
        </draw:frame>
        <draw:frame draw:style-name="gr5" draw:text-style-name="P4" draw:layer="layout" svg:width="0.925cm" svg:height="0.962cm" svg:x="17.685cm" svg:y="6.04cm">
          <draw:text-box>
            <text:p>B</text:p>
          </draw:text-box>
        </draw:frame>
        <draw:frame draw:style-name="gr6" draw:text-style-name="P4" draw:layer="layout" svg:width="0.959cm" svg:height="0.962cm" svg:x="17.686cm" svg:y="12.94cm">
          <draw:text-box>
            <text:p>C</text:p>
          </draw:text-box>
        </draw:frame>
        <draw:frame draw:style-name="gr5" draw:text-style-name="P4" draw:layer="layout" svg:width="0.925cm" svg:height="0.962cm" svg:x="26.785cm" svg:y="4.44cm">
          <draw:text-box>
            <text:p>A</text:p>
          </draw:text-box>
        </draw:frame>
        <draw:frame draw:style-name="gr5" draw:text-style-name="P4" draw:layer="layout" svg:width="0.925cm" svg:height="0.962cm" svg:x="26.786cm" svg:y="10.64cm">
          <draw:text-box>
            <text:p>B</text:p>
          </draw:text-box>
        </draw:frame>
        <draw:frame draw:style-name="gr6" draw:text-style-name="P4" draw:layer="layout" svg:width="0.959cm" svg:height="0.962cm" svg:x="26.787cm" svg:y="14.24cm">
          <draw:text-box>
            <text:p>C</text:p>
          </draw:text-box>
        </draw:frame>
        <draw:frame draw:style-name="gr11" draw:text-style-name="P7" draw:layer="layout" svg:width="1.01cm" svg:height="1.212cm" svg:x="23.301cm" svg:y="7.123cm">
          <draw:text-box>
            <text:p text:style-name="P6"><text:span text:style-name="T1">x</text:span></text:p>
          </draw:text-box>
        </draw:frame>
        <draw:frame draw:style-name="gr9" draw:text-style-name="P4" draw:layer="layout" svg:width="2.767cm" svg:height="0.962cm" svg:x="15.606cm" svg:y="7.229cm">
          <draw:text-box>
            <text:p>Timeout</text:p>
          </draw:text-box>
        </draw:frame>
        <draw:line draw:style-name="gr3" draw:text-style-name="P2" draw:layer="layout" svg:x1="18.983cm" svg:y1="9.261cm" svg:x2="26.476cm" svg:y2="11.06cm">
          <text:p text:style-name="P3">B, 1</text:p>
        </draw:line>
      </draw:page>
      <draw:page draw:name="page3" draw:style-name="dp1" draw:master-page-name="Default">
        <draw:frame draw:style-name="gr8" draw:text-style-name="P5" draw:layer="layout" svg:width="1.353cm" svg:height="4.432cm" svg:x="2.441cm" svg:y="5.064cm">
          <draw:image xlink:href="Pictures/2000000B000002CB000003C3A14F1105.svm" xlink:type="simple" xlink:show="embed" xlink:actuate="onLoad">
            <text:p/>
          </draw:image>
        </draw:frame>
        <draw:custom-shape draw:style-name="gr10" draw:text-style-name="P1" draw:layer="layout" svg:width="0.762cm" svg:height="0.635cm" svg:x="3.13cm" svg:y="1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635cm" svg:x="10.75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11cm" svg:y1="2.524cm" svg:x2="3.511cm" svg:y2="18.399cm">
          <text:p/>
        </draw:line>
        <draw:line draw:style-name="gr2" draw:text-style-name="P2" draw:layer="layout" svg:x1="11.111cm" svg:y1="2.525cm" svg:x2="11.111cm" svg:y2="18.4cm">
          <text:p/>
        </draw:line>
        <draw:line draw:style-name="gr3" draw:text-style-name="P2" draw:layer="layout" svg:x1="3.511cm" svg:y1="3.513cm" svg:x2="11.131cm" svg:y2="4.783cm">
          <text:p text:style-name="P3">A, 0</text:p>
        </draw:line>
        <draw:line draw:style-name="gr4" draw:text-style-name="P2" draw:layer="layout" svg:x1="3.511cm" svg:y1="6.053cm" svg:x2="11.131cm" svg:y2="4.783cm">
          <text:p text:style-name="P3">ACK 0</text:p>
        </draw:line>
        <draw:line draw:style-name="gr3" draw:text-style-name="P2" draw:layer="layout" svg:x1="3.511cm" svg:y1="6.119cm" svg:x2="11.131cm" svg:y2="7.389cm">
          <text:p text:style-name="P3">B, 1</text:p>
        </draw:line>
        <draw:line draw:style-name="gr4" draw:text-style-name="P2" draw:layer="layout" svg:x1="6.031cm" svg:y1="8.239cm" svg:x2="11.131cm" svg:y2="7.389cm">
          <text:p text:style-name="P3">ACK 1</text:p>
        </draw:line>
        <draw:line draw:style-name="gr3" draw:text-style-name="P2" draw:layer="layout" svg:x1="3.511cm" svg:y1="13.525cm" svg:x2="11.131cm" svg:y2="14.795cm">
          <text:p text:style-name="P3">C, 0</text:p>
        </draw:line>
        <draw:line draw:style-name="gr4" draw:text-style-name="P2" draw:layer="layout" svg:x1="3.511cm" svg:y1="16.065cm" svg:x2="11.131cm" svg:y2="14.795cm">
          <text:p text:style-name="P3">ACK 0</text:p>
        </draw:line>
        <draw:frame draw:style-name="gr5" draw:text-style-name="P4" draw:layer="layout" svg:width="0.925cm" svg:height="0.962cm" svg:x="2.241cm" svg:y="3.113cm">
          <draw:text-box>
            <text:p>A</text:p>
          </draw:text-box>
        </draw:frame>
        <draw:frame draw:style-name="gr5" draw:text-style-name="P4" draw:layer="layout" svg:width="0.925cm" svg:height="0.962cm" svg:x="2.242cm" svg:y="5.613cm">
          <draw:text-box>
            <text:p>B</text:p>
          </draw:text-box>
        </draw:frame>
        <draw:frame draw:style-name="gr6" draw:text-style-name="P4" draw:layer="layout" svg:width="0.959cm" svg:height="0.962cm" svg:x="2.243cm" svg:y="12.913cm">
          <draw:text-box>
            <text:p>C</text:p>
          </draw:text-box>
        </draw:frame>
        <draw:frame draw:style-name="gr5" draw:text-style-name="P4" draw:layer="layout" svg:width="0.925cm" svg:height="0.962cm" svg:x="11.342cm" svg:y="4.413cm">
          <draw:text-box>
            <text:p>A</text:p>
          </draw:text-box>
        </draw:frame>
        <draw:frame draw:style-name="gr5" draw:text-style-name="P4" draw:layer="layout" svg:width="0.925cm" svg:height="0.962cm" svg:x="11.343cm" svg:y="6.913cm">
          <draw:text-box>
            <text:p>B</text:p>
          </draw:text-box>
        </draw:frame>
        <draw:frame draw:style-name="gr6" draw:text-style-name="P4" draw:layer="layout" svg:width="0.959cm" svg:height="0.962cm" svg:x="11.344cm" svg:y="14.213cm">
          <draw:text-box>
            <text:p>C</text:p>
          </draw:text-box>
        </draw:frame>
        <draw:frame draw:style-name="gr11" draw:text-style-name="P7" draw:layer="layout" svg:width="1.01cm" svg:height="1.212cm" svg:x="4.937cm" svg:y="7.731cm">
          <draw:text-box>
            <text:p text:style-name="P6"><text:span text:style-name="T1">x</text:span></text:p>
          </draw:text-box>
        </draw:frame>
        <draw:frame draw:style-name="gr9" draw:text-style-name="P4" draw:layer="layout" svg:width="2.767cm" svg:height="0.962cm" svg:x="0.055cm" svg:y="6.929cm">
          <draw:text-box>
            <text:p>Timeout</text:p>
          </draw:text-box>
        </draw:frame>
        <draw:line draw:style-name="gr3" draw:text-style-name="P2" draw:layer="layout" svg:x1="3.511cm" svg:y1="9.356cm" svg:x2="11.131cm" svg:y2="10.626cm">
          <text:p text:style-name="P3">B, 1</text:p>
        </draw:line>
        <draw:frame draw:style-name="gr5" draw:text-style-name="P4" draw:layer="layout" svg:width="0.925cm" svg:height="0.962cm" svg:x="2.243cm" svg:y="8.813cm">
          <draw:text-box>
            <text:p>B</text:p>
          </draw:text-box>
        </draw:frame>
        <draw:frame draw:style-name="gr7" draw:text-style-name="P4" draw:layer="layout" svg:width="3.313cm" svg:height="1.673cm" svg:x="11.16cm" svg:y="10.249cm">
          <draw:text-box>
            <text:p>Detecta</text:p>
            <text:p>duplicado</text:p>
          </draw:text-box>
        </draw:frame>
        <draw:line draw:style-name="gr4" draw:text-style-name="P2" draw:layer="layout" svg:x1="3.413cm" svg:y1="11.881cm" svg:x2="11.131cm" svg:y2="10.595cm">
          <text:p text:style-name="P3">ACK 1</text:p>
        </draw:line>
        <draw:frame draw:style-name="gr8" draw:text-style-name="P5" draw:layer="layout" svg:width="1.353cm" svg:height="4.432cm" svg:x="17.668cm" svg:y="5.063cm">
          <draw:image xlink:href="Pictures/2000000B000002CB000003C3A14F1105.svm" xlink:type="simple" xlink:show="embed" xlink:actuate="onLoad">
            <text:p/>
          </draw:image>
        </draw:frame>
        <draw:custom-shape draw:style-name="gr10" draw:text-style-name="P1" draw:layer="layout" svg:width="0.762cm" svg:height="0.635cm" svg:x="18.357cm" svg:y="1.8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635cm" svg:x="25.977cm" svg:y="1.8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738cm" svg:y1="2.523cm" svg:x2="18.738cm" svg:y2="18.398cm">
          <text:p/>
        </draw:line>
        <draw:line draw:style-name="gr2" draw:text-style-name="P2" draw:layer="layout" svg:x1="26.338cm" svg:y1="2.524cm" svg:x2="26.338cm" svg:y2="18.399cm">
          <text:p/>
        </draw:line>
        <draw:line draw:style-name="gr3" draw:text-style-name="P2" draw:layer="layout" svg:x1="18.738cm" svg:y1="3.512cm" svg:x2="26.358cm" svg:y2="4.782cm">
          <text:p text:style-name="P3">A, 0</text:p>
        </draw:line>
        <draw:line draw:style-name="gr4" draw:text-style-name="P2" draw:layer="layout" svg:x1="18.738cm" svg:y1="6.052cm" svg:x2="26.358cm" svg:y2="4.782cm">
          <text:p text:style-name="P3">ACK 0</text:p>
        </draw:line>
        <draw:line draw:style-name="gr3" draw:text-style-name="P2" draw:layer="layout" svg:x1="18.738cm" svg:y1="6.118cm" svg:x2="26.358cm" svg:y2="7.388cm">
          <text:p text:style-name="P3">B, 1</text:p>
        </draw:line>
        <draw:line draw:style-name="gr4" draw:text-style-name="P2" draw:layer="layout" svg:x1="18.78cm" svg:y1="10.017cm" svg:x2="26.358cm" svg:y2="7.388cm">
          <text:p text:style-name="P3">ACK 1</text:p>
        </draw:line>
        <draw:line draw:style-name="gr3" draw:text-style-name="P2" draw:layer="layout" svg:x1="18.78cm" svg:y1="10.144cm" svg:x2="26.4cm" svg:y2="11.668cm">
          <text:p text:style-name="P3">C, 0</text:p>
        </draw:line>
        <draw:line draw:style-name="gr4" draw:text-style-name="P2" draw:layer="layout" svg:x1="18.78cm" svg:y1="15.224cm" svg:x2="26.273cm" svg:y2="11.668cm">
          <text:p text:style-name="P3">ACK 0</text:p>
        </draw:line>
        <draw:frame draw:style-name="gr5" draw:text-style-name="P4" draw:layer="layout" svg:width="0.925cm" svg:height="0.962cm" svg:x="17.468cm" svg:y="3.112cm">
          <draw:text-box>
            <text:p>A</text:p>
          </draw:text-box>
        </draw:frame>
        <draw:frame draw:style-name="gr5" draw:text-style-name="P4" draw:layer="layout" svg:width="0.925cm" svg:height="0.962cm" svg:x="17.469cm" svg:y="5.612cm">
          <draw:text-box>
            <text:p>B</text:p>
          </draw:text-box>
        </draw:frame>
        <draw:frame draw:style-name="gr6" draw:text-style-name="P4" draw:layer="layout" svg:width="0.959cm" svg:height="0.962cm" svg:x="17.47cm" svg:y="9.612cm">
          <draw:text-box>
            <text:p>C</text:p>
          </draw:text-box>
        </draw:frame>
        <draw:frame draw:style-name="gr5" draw:text-style-name="P4" draw:layer="layout" svg:width="0.925cm" svg:height="0.962cm" svg:x="26.569cm" svg:y="4.412cm">
          <draw:text-box>
            <text:p>A</text:p>
          </draw:text-box>
        </draw:frame>
        <draw:frame draw:style-name="gr5" draw:text-style-name="P4" draw:layer="layout" svg:width="0.925cm" svg:height="0.962cm" svg:x="26.57cm" svg:y="6.912cm">
          <draw:text-box>
            <text:p>B</text:p>
          </draw:text-box>
        </draw:frame>
        <draw:frame draw:style-name="gr6" draw:text-style-name="P4" draw:layer="layout" svg:width="0.959cm" svg:height="0.962cm" svg:x="26.571cm" svg:y="10.912cm">
          <draw:text-box>
            <text:p>C</text:p>
          </draw:text-box>
        </draw:frame>
        <draw:frame draw:style-name="gr9" draw:text-style-name="P4" draw:layer="layout" svg:width="2.767cm" svg:height="0.962cm" svg:x="15.282cm" svg:y="6.928cm">
          <draw:text-box>
            <text:p>Timeout</text:p>
          </draw:text-box>
        </draw:frame>
        <draw:line draw:style-name="gr3" draw:text-style-name="P2" draw:layer="layout" svg:x1="18.738cm" svg:y1="8.855cm" svg:x2="26.358cm" svg:y2="10.125cm">
          <text:p text:style-name="P3">B, 1</text:p>
        </draw:line>
        <draw:frame draw:style-name="gr5" draw:text-style-name="P4" draw:layer="layout" svg:width="0.925cm" svg:height="0.962cm" svg:x="17.47cm" svg:y="8.312cm">
          <draw:text-box>
            <text:p>B</text:p>
          </draw:text-box>
        </draw:frame>
        <draw:frame draw:style-name="gr7" draw:text-style-name="P4" draw:layer="layout" svg:width="3.313cm" svg:height="1.673cm" svg:x="26.387cm" svg:y="9.233cm">
          <draw:text-box>
            <text:p>Detecta</text:p>
            <text:p>duplicado</text:p>
          </draw:text-box>
        </draw:frame>
        <draw:line draw:style-name="gr4" draw:text-style-name="P2" draw:layer="layout" svg:x1="18.78cm" svg:y1="13.7cm" svg:x2="26.358cm" svg:y2="10.094cm">
          <text:p text:style-name="P3">ACK 1</text:p>
        </draw:lin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9-07T18:48:48.458922187</meta:creation-date>
    <dc:date>2015-09-07T20:00:54.634985750</dc:date>
    <dc:creator>Eduardo Grosclaude</dc:creator>
    <meta:editing-duration>PT1H5M20S</meta:editing-duration>
    <meta:editing-cycles>11</meta:editing-cycles>
    <meta:generator>LibreOffice/5.0.0.5$Linux_X86_64 LibreOffice_project/437e4abdf9e72fd0a6e6f8697a0e659bc77f9b10</meta:generator>
    <meta:document-statistic meta:object-count="117"/>
  </office:meta>
</office:document-meta>
</file>